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Tahoma2" svg:font-family="Tahoma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3" style:family="paragraph" style:parent-style-name="Table_20_Contents">
      <style:text-properties style:font-name="Arial1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5" style:family="paragraph" style:parent-style-name="Table_20_Contents">
      <style:text-properties fo:font-size="8pt" style:font-size-asian="8pt" style:font-size-complex="8pt"/>
    </style:style>
    <style:style style:name="P16" style:family="paragraph" style:parent-style-name="Table_20_Contents">
      <style:text-properties fo:font-size="8pt" fo:language="en" fo:country="US" style:font-size-asian="8pt" style:font-size-complex="8pt"/>
    </style:style>
    <style:style style:name="P17" style:family="paragraph" style:parent-style-name="Table_20_Contents">
      <style:text-properties fo:color="#4c4c4c" fo:language="ru" fo:country="RU"/>
    </style:style>
    <style:style style:name="P18" style:family="paragraph" style:parent-style-name="Table_20_Contents">
      <style:text-properties fo:color="#000000" style:font-name="Arial1" fo:language="en" fo:country="US" fo:background-color="transparent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0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1" style:family="paragraph" style:parent-style-name="Table_20_Contents">
      <style:text-properties fo:color="#000000" style:font-name="Arial1" fo:font-size="8pt" fo:language="en" fo:country="US" style:font-name-asian="Tahoma1" style:font-size-asian="8pt" style:font-name-complex="Tahoma1" style:font-size-complex="8pt"/>
    </style:style>
    <style:style style:name="P22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3" style:family="paragraph" style:parent-style-name="Table_20_Contents">
      <style:text-properties fo:color="#000000" style:font-name="Arial1" fo:language="ru" fo:country="RU" fo:background-color="transparent"/>
    </style:style>
    <style:style style:name="P24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text-properties fo:font-size="8pt" fo:language="ru" fo:country="RU" style:font-size-asian="8pt" style:font-size-complex="8pt"/>
    </style:style>
    <style:style style:name="P27" style:family="paragraph" style:parent-style-name="Table_20_Heading">
      <style:text-properties fo:language="ru" fo:country="RU"/>
    </style:style>
    <style:style style:name="P28" style:family="paragraph" style:parent-style-name="Table_20_Heading">
      <style:text-properties fo:language="en" fo:country="US"/>
    </style:style>
    <style:style style:name="P29" style:family="paragraph" style:parent-style-name="Table_20_Heading">
      <style:paragraph-properties fo:text-align="center" style:justify-single-word="false"/>
      <style:text-properties fo:language="en" fo:country="US"/>
    </style:style>
    <style:style style:name="P30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1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32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style:font-name="Arial1" fo:language="ru" fo:country="RU" fo:background-color="transparent"/>
    </style:style>
    <style:style style:name="P35" style:family="paragraph" style:parent-style-name="Standard">
      <style:text-properties fo:language="en" fo:country="US"/>
    </style:style>
    <style:style style:name="P36" style:family="paragraph" style:parent-style-name="Standard">
      <style:text-properties fo:language="ru" fo:country="RU"/>
    </style:style>
    <style:style style:name="P37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8" style:family="paragraph" style:parent-style-name="Table_20_Contents">
      <style:text-properties fo:language="en" fo:country="US"/>
    </style:style>
    <style:style style:name="P39" style:family="paragraph" style:parent-style-name="Table_20_Contents">
      <style:paragraph-properties fo:text-align="center" style:justify-single-word="false"/>
      <style:text-properties fo:language="en" fo:country="US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text-properties fo:language="ru" fo:country="RU"/>
    </style:style>
    <style:style style:name="P42" style:family="paragraph" style:parent-style-name="Table_20_Contents">
      <style:text-properties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Они держат <text:span text:style-name="T2">H=31kHz / V=</text:span>48.8<text:span text:style-name="T2">Hz</text:span></text:p>
      <text:p text:style-name="P31">List of compatible monitors</text:p>
      <text:p text:style-name="P32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7">Марка/модель</text:p>
              <text:p text:style-name="P28">Model</text:p>
            </table:table-cell>
            <table:table-cell table:style-name="Таблица1.A1" office:value-type="string">
              <text:p text:style-name="P25">Тип</text:p>
              <text:p text:style-name="P29">Type</text:p>
            </table:table-cell>
            <table:table-cell table:style-name="Таблица1.A1" office:value-type="string">
              <text:p text:style-name="P25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28">Comment</text:p>
            </table:table-cell>
            <table:table-cell table:style-name="Таблица1.E1" office:value-type="string">
              <text:p text:style-name="P26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.</text:p>
          </table:table-cell>
          <table:table-cell table:style-name="Таблица1.E2" office:value-type="string">
            <text:p text:style-name="P12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2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Работает нормально, но монитор широкоформатный </text:p>
            <text:p text:style-name="P34">и не умеет делать 4:3</text:p>
          </table:table-cell>
          <table:table-cell table:style-name="Таблица1.E2" office:value-type="string">
            <text:p text:style-name="P12">r0bat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34">Показывает без проблем.</text:p>
            <text:p text:style-name="P34">Автоподстройка схватывает синхру.</text:p>
          </table:table-cell>
          <table:table-cell table:style-name="Таблица1.E2" office:value-type="string">
            <text:p text:style-name="P12">ewgeny7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Работает нормально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Отлично показывает. Можно выставить аспект 4:3 .</text:p>
          </table:table-cell>
          <table:table-cell table:style-name="Таблица1.E2" office:value-type="string">
            <text:p text:style-name="P12">chrv</text:p>
          </table:table-cell>
        </table:table-row>
        <table:table-row table:style-name="Таблица1.1">
          <table:table-cell table:style-name="Таблица1.A2" office:value-type="string">
            <text:p text:style-name="P22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, картинка растянутая.</text:p>
          </table:table-cell>
          <table:table-cell table:style-name="Таблица1.E2" office:value-type="string">
            <text:p text:style-name="P12">macbuster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Картинка (которая графика без бордюра) сильно растянута по вертикали до границ</text:p>
            <text:p text:style-name="P34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Работает отлично.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.</text:p>
          </table:table-cell>
          <table:table-cell table:style-name="Таблица1.E2" office:value-type="string">
            <text:p text:style-name="P12">DimkaM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4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4">Показывает без проблем.</text:p>
          </table:table-cell>
          <table:table-cell table:style-name="Таблица1.E2" office:value-type="string">
            <text:p text:style-name="P12">DimkaM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6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6">grand</text:p>
          </table:table-cell>
        </table:table-row>
        <table:table-row table:style-name="Таблица1.1">
          <table:table-cell table:style-name="Таблица1.A2" office:value-type="string">
            <text:p text:style-name="P18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19">H: 30...96 kHz, V: 50...160 Hz</text:p>
          </table:table-cell>
          <table:table-cell table:style-name="Таблица1.A2" office:value-type="string">
            <text:p text:style-name="P34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0">krogoth</text:p>
          </table:table-cell>
        </table:table-row>
        <table:table-row table:style-name="Таблица1.1">
          <table:table-cell table:style-name="Таблица1.A2" office:value-type="string">
            <text:p text:style-name="P18">Epson emp-tw700</text:p>
          </table:table-cell>
          <table:table-cell table:style-name="Таблица1.A2" office:value-type="string">
            <text:p text:style-name="P14">проектор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34">Показывает отлично</text:p>
          </table:table-cell>
          <table:table-cell table:style-name="Таблица1.E2" office:value-type="string">
            <text:p text:style-name="P20">alff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6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lv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6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2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2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8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3">После автонастройки изображение отличное.</text:p>
          </table:table-cell>
          <table:table-cell table:style-name="Таблица1.E2" office:value-type="string">
            <text:p text:style-name="P21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2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2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6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6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6">AAA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6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6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6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6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6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8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3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1">djonido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6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6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6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6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7">Это бюджетный монитор-телевизор, но имеются входы Композит/<text:span text:style-name="T2">S-Video/SCART-RBG.</text:span></text:p>
            <text:p text:style-name="P17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35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36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2">zorel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2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2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2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2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6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6">frago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6">p_bobrovnikov</text:p>
          </table:table-cell>
        </table:table-row>
      </table:table>
      <text:p text:style-name="P30"/>
      <text:p text:style-name="P37">Они <text:span text:style-name="T1">не </text:span>держат <text:span text:style-name="T2">H=31kHz / V=</text:span>48.8<text:span text:style-name="T2">Hz</text:span></text:p>
      <text:p text:style-name="P31">List of non-compatible monitors</text:p>
      <text:p text:style-name="P33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7">Марка/модель</text:p>
              <text:p text:style-name="P28">Model</text:p>
            </table:table-cell>
            <table:table-cell table:style-name="Таблица2.A1" office:value-type="string">
              <text:p text:style-name="P25">Тип</text:p>
              <text:p text:style-name="P29">Type</text:p>
            </table:table-cell>
            <table:table-cell table:style-name="Таблица2.A1" office:value-type="string">
              <text:p text:style-name="P25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28">Comment</text:p>
            </table:table-cell>
          </table:table-row>
        </table:table-header-rows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  <text:p text:style-name="P6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9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оказывает, но поверх экрана "out of range"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Не показывает, Out of range.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ext:soft-page-break/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6">НЕОПТ РЕЖИМ 1680*1050 60 hz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8">Samsung 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24">Samsung 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8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Ругается на неоптимальный режим, но показывает, через пару минут изображение исчезает.</text:p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2" office:value-type="string">
            <text:p text:style-name="P8">ViewSonic E641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работает. Регулировка не помагает.</text:p>
          </table:table-cell>
        </table:table-row>
        <table:table-row>
          <table:table-cell table:style-name="Таблица2.A2" office:value-type="string">
            <text:p text:style-name="P8"><text:span text:style-name="T2">ViewSonic</text:span> VX5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OpenSymbol" svg:font-family="OpenSymbol"/>
    <style:font-face style:name="Tahoma2" svg:font-family="Tahoma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2-01-01T13:52:41.31">01.01.2012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5T22:07:45.53</meta:creation-date>
    <meta:editing-duration>PT00H00M00S</meta:editing-duration>
    <meta:editing-cycles>1</meta:editing-cycles>
    <meta:generator>LibreOffice/3.4$Win32 LibreOffice_project/340m1$Build-402</meta:generator>
    <meta:document-statistic meta:table-count="2" meta:image-count="0" meta:object-count="0" meta:page-count="6" meta:paragraph-count="573" meta:word-count="1922" meta:character-count="13227" meta:non-whitespace-character-count="11848"/>
    <meta:user-defined meta:name="Поле 1"/>
    <meta:user-defined meta:name="Поле 2"/>
    <meta:user-defined meta:name="Поле 3"/>
    <meta:user-defined meta:name="Поле 4"/>
  </office:meta>
</office:document-meta>
</file>